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103.66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9.64pt"/>
    </style:style>
    <style:style style:name="co7" style:family="table-column">
      <style:table-column-properties fo:break-before="auto" style:column-width="67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Addition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style-name="ce3" office:value-type="string" calcext:value-type="string" table:number-columns-spanned="5" table:number-rows-spanned="1">
            <text:p>NATIVE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WASM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Addition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float" office:value="52.66" calcext:value-type="float">
            <text:p>52.66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ignum</text:p>
          </table:table-cell>
          <table:table-cell office:value-type="float" office:value="69.64" calcext:value-type="float">
            <text:p>69.64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float" office:value="70.92" calcext:value-type="float">
            <text:p>70.92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float" office:value="411.05" calcext:value-type="float">
            <text:p>411.05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float" office:value="905.68" calcext:value-type="float">
            <text:p>905.68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float" office:value="374.8" calcext:value-type="float">
            <text:p>374.8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float" office:value="407.88" calcext:value-type="float">
            <text:p>407.88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xact_complexnum</text:p>
          </table:table-cell>
          <table:table-cell office:value-type="float" office:value="697.12" calcext:value-type="float">
            <text:p>697.12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float" office:value="876.74" calcext:value-type="float">
            <text:p>876.74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float" office:value="890.76" calcext:value-type="float">
            <text:p>890.76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fixnum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float" office:value="30.01" calcext:value-type="float">
            <text:p>30.0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float" office:value="63.71" calcext:value-type="float">
            <text:p>63.7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float" office:value="415.02" calcext:value-type="float">
            <text:p>415.02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float" office:value="777.23" calcext:value-type="float">
            <text:p>777.23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float" office:value="23.01" calcext:value-type="float">
            <text:p>23.0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inexact_complexnum</text:p>
          </table:table-cell>
          <table:table-cell office:value-type="float" office:value="29.92" calcext:value-type="float">
            <text:p>29.92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float" office:value="72.14" calcext:value-type="float">
            <text:p>72.14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float" office:value="385.3" calcext:value-type="float">
            <text:p>385.3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float" office:value="398.41" calcext:value-type="float">
            <text:p>398.4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float" office:value="400.4" calcext:value-type="float">
            <text:p>400.4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float" office:value="752.7" calcext:value-type="float">
            <text:p>752.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float" office:value="923.08" calcext:value-type="float">
            <text:p>923.08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ratnum</text:p>
          </table:table-cell>
          <table:table-cell office:value-type="float" office:value="1047.99" calcext:value-type="float">
            <text:p>1047.99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float" office:value="1578.77" calcext:value-type="float">
            <text:p>1578.7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</table:table>
      <table:table table:name="Subtraction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style-name="ce3" office:value-type="string" calcext:value-type="string" table:number-columns-spanned="5" table:number-rows-spanned="1">
            <text:p>NATIVE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WASM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float" office:value="61.75" calcext:value-type="float">
            <text:p>61.75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ignum</text:p>
          </table:table-cell>
          <table:table-cell office:value-type="float" office:value="68.47" calcext:value-type="float">
            <text:p>68.4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float" office:value="72.89" calcext:value-type="float">
            <text:p>72.89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float" office:value="899.4" calcext:value-type="float">
            <text:p>899.4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float" office:value="1919.48" calcext:value-type="float">
            <text:p>1919.48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float" office:value="384.34" calcext:value-type="float">
            <text:p>384.34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float" office:value="436.39" calcext:value-type="float">
            <text:p>436.39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xact_complexnum</text:p>
          </table:table-cell>
          <table:table-cell office:value-type="float" office:value="754.21" calcext:value-type="float">
            <text:p>754.2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float" office:value="800.27" calcext:value-type="float">
            <text:p>800.2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float" office:value="968.94" calcext:value-type="float">
            <text:p>968.94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fixnum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float" office:value="32.41" calcext:value-type="float">
            <text:p>32.4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float" office:value="68.25" calcext:value-type="float">
            <text:p>68.25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float" office:value="906.43" calcext:value-type="float">
            <text:p>906.43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float" office:value="1603.23" calcext:value-type="float">
            <text:p>1603.23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float" office:value="22.89" calcext:value-type="float">
            <text:p>22.89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inexact_complexnum</text:p>
          </table:table-cell>
          <table:table-cell office:value-type="float" office:value="30.47" calcext:value-type="float">
            <text:p>30.4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float" office:value="70.43" calcext:value-type="float">
            <text:p>70.43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float" office:value="387.13" calcext:value-type="float">
            <text:p>387.13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float" office:value="406.1" calcext:value-type="float">
            <text:p>406.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float" office:value="391.03" calcext:value-type="float">
            <text:p>391.03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float" office:value="771.32" calcext:value-type="float">
            <text:p>771.32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ratnum</text:p>
          </table:table-cell>
          <table:table-cell office:value-type="float" office:value="1066.91" calcext:value-type="float">
            <text:p>1066.9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float" office:value="1177.68" calcext:value-type="float">
            <text:p>1177.68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float" office:value="1526.41" calcext:value-type="float">
            <text:p>1526.4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</table:table>
      <table:table table:name="Multiplication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style-name="ce3" office:value-type="string" calcext:value-type="string" table:number-columns-spanned="5" table:number-rows-spanned="1">
            <text:p>NATIVE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WASM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float" office:value="60.42" calcext:value-type="float">
            <text:p>60.42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float" office:value="70.81" calcext:value-type="float">
            <text:p>70.8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ignum</text:p>
          </table:table-cell>
          <table:table-cell office:value-type="float" office:value="87.78" calcext:value-type="float">
            <text:p>87.78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float" office:value="614.83" calcext:value-type="float">
            <text:p>614.83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float" office:value="961.51" calcext:value-type="float">
            <text:p>961.5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float" office:value="387.19" calcext:value-type="float">
            <text:p>387.19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float" office:value="859.94" calcext:value-type="float">
            <text:p>859.94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float" office:value="1162.31" calcext:value-type="float">
            <text:p>1162.3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float" office:value="1685.27" calcext:value-type="float">
            <text:p>1685.2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xact_complexnum</text:p>
          </table:table-cell>
          <table:table-cell office:value-type="float" office:value="3395.23" calcext:value-type="float">
            <text:p>3395.23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float" office:value="30.87" calcext:value-type="float">
            <text:p>30.8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ixnum</text:p>
          </table:table-cell>
          <table:table-cell office:value-type="float" office:value="49.41" calcext:value-type="float">
            <text:p>49.4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float" office:value="71.56" calcext:value-type="float">
            <text:p>71.56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float" office:value="554.27" calcext:value-type="float">
            <text:p>554.2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float" office:value="850.5" calcext:value-type="float">
            <text:p>850.5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float" office:value="23.82" calcext:value-type="float">
            <text:p>23.82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inexact_complexnum</text:p>
          </table:table-cell>
          <table:table-cell office:value-type="float" office:value="30.8" calcext:value-type="float">
            <text:p>30.8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float" office:value="110.6" calcext:value-type="float">
            <text:p>110.6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float" office:value="702.05" calcext:value-type="float">
            <text:p>702.05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float" office:value="395.37" calcext:value-type="float">
            <text:p>395.3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float" office:value="497.64" calcext:value-type="float">
            <text:p>497.64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ratnum</text:p>
          </table:table-cell>
          <table:table-cell office:value-type="float" office:value="717.61" calcext:value-type="float">
            <text:p>717.6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float" office:value="911.53" calcext:value-type="float">
            <text:p>911.53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float" office:value="1085.33" calcext:value-type="float">
            <text:p>1085.33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float" office:value="752.7" calcext:value-type="float">
            <text:p>752.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float" office:value="923.08" calcext:value-type="float">
            <text:p>923.08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ratnum</text:p>
          </table:table-cell>
          <table:table-cell office:value-type="float" office:value="1047.99" calcext:value-type="float">
            <text:p>1047.99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float" office:value="1578.77" calcext:value-type="float">
            <text:p>1578.7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</table:table>
      <table:table table:name="Division" table:style-name="ta1">
        <table:table-column table:style-name="co3" table:default-cell-style-name="Default"/>
        <table:table-column table:style-name="co5" table:number-columns-repeated="9" table:default-cell-style-name="Default"/>
        <table:table-row table:style-name="ro1">
          <table:table-cell table:style-name="ce3" office:value-type="string" calcext:value-type="string" table:number-columns-spanned="5" table:number-rows-spanned="1">
            <text:p>NATIVE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WASM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Division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float" office:value="72.27" calcext:value-type="float">
            <text:p>72.2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float" office:value="539.16" calcext:value-type="float">
            <text:p>539.16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float" office:value="810.24" calcext:value-type="float">
            <text:p>810.24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bignum</text:p>
          </table:table-cell>
          <table:table-cell office:value-type="float" office:value="1307.35" calcext:value-type="float">
            <text:p>1307.35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float" office:value="6006.15" calcext:value-type="float">
            <text:p>6006.15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float" office:value="747.71" calcext:value-type="float">
            <text:p>747.7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float" office:value="2309.95" calcext:value-type="float">
            <text:p>2309.95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float" office:value="6659.16" calcext:value-type="float">
            <text:p>6659.16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exact_complexnum</text:p>
          </table:table-cell>
          <table:table-cell office:value-type="float" office:value="7905.57" calcext:value-type="float">
            <text:p>7905.5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float" office:value="9943.07" calcext:value-type="float">
            <text:p>9943.0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float" office:value="32.66" calcext:value-type="float">
            <text:p>32.66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ixnum</text:p>
          </table:table-cell>
          <table:table-cell office:value-type="float" office:value="315.03" calcext:value-type="float">
            <text:p>315.03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float" office:value="476.95" calcext:value-type="float">
            <text:p>476.95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float" office:value="804.97" calcext:value-type="float">
            <text:p>804.9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float" office:value="5418.75" calcext:value-type="float">
            <text:p>5418.75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float" office:value="24.46" calcext:value-type="float">
            <text:p>24.46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inexact_complexnum</text:p>
          </table:table-cell>
          <table:table-cell office:value-type="float" office:value="34.89" calcext:value-type="float">
            <text:p>34.89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float" office:value="186.95" calcext:value-type="float">
            <text:p>186.95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float" office:value="1422.96" calcext:value-type="float">
            <text:p>1422.96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float" office:value="1484.14" calcext:value-type="float">
            <text:p>1484.14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float" office:value="400.41" calcext:value-type="float">
            <text:p>400.4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float" office:value="470.11" calcext:value-type="float">
            <text:p>470.11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ratnum</text:p>
          </table:table-cell>
          <table:table-cell office:value-type="float" office:value="681.49" calcext:value-type="float">
            <text:p>681.49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float" office:value="895.24" calcext:value-type="float">
            <text:p>895.24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float" office:value="6404.03" calcext:value-type="float">
            <text:p>6404.03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float" office:value="752.7" calcext:value-type="float">
            <text:p>752.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float" office:value="923.08" calcext:value-type="float">
            <text:p>923.08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ratnum</text:p>
          </table:table-cell>
          <table:table-cell office:value-type="float" office:value="1047.99" calcext:value-type="float">
            <text:p>1047.99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float" office:value="1578.77" calcext:value-type="float">
            <text:p>1578.77</text:p>
          </table:table-cell>
          <table:table-cell office:value-type="string" calcext:value-type="string">
            <text:p>n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22:38:46.304190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2:06:24.865341865</meta:creation-date>
    <meta:generator>LibreOffice/6.0.7.3$Linux_X86_64 LibreOffice_project/00m0$Build-3</meta:generator>
    <dc:date>2019-12-10T22:41:55.364871695</dc:date>
    <meta:editing-duration>PT16M</meta:editing-duration>
    <meta:editing-cycles>6</meta:editing-cycles>
    <meta:document-statistic meta:table-count="4" meta:cell-count="444" meta:object-count="0"/>
  </office:meta>
</office:document-meta>
</file>